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4cm" presentation:class="title" presentation:user-transformed="true">
          <draw:text-box>
            <text:p>Eatr: A New Technology to Reduce Food Waste</text:p>
          </draw:text-box>
        </draw:frame>
        <draw:frame presentation:style-name="pr2" draw:text-style-name="P1" draw:layer="layout" svg:width="25.199cm" svg:height="5.334cm" svg:x="1.471cm" svg:y="13.208cm" presentation:class="subtitle" presentation:user-transformed="true">
          <draw:text-box>
            <text:p>Cameron Smith</text:p>
            <text:p><text:s/>University of California, Merc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80% of water in California is used for agriculture.</text:p>
              </text:list-item>
              <text:list-item>
                <text:p>40% of food is never eaten</text:p>
              </text:list-item>
              <text:list-item>
                <text:p>.8 * .4 = 32% of water is was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aky Pip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[LEAKY PIPE IMAGE]</text:p>
                <text:p/>
                <text:p>L1: X% rots in fields</text:p>
                <text:p>L2: X% lost in transport</text:p>
                <text:p>L3: X% unsold in supermarkets</text:p>
                <text:p>L4: x% never consumed after purch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rrent Solutio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1: gleaning/stealing from fields.</text:p>
              </text:list-item>
              <text:list-item>
                <text:p>L2: better infrastructure.</text:p>
              </text:list-item>
              <text:list-item>
                <text:p>L3: dumpster-diving, donations (mostly for animal feed... problems).</text:p>
              </text:list-item>
              <text:list-item>
                <text:p>L4: encouraging people to ignore expiration dat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1: Why Isn't Food Harvested?</text:p>
          </draw:text-box>
        </draw:frame>
        <draw:frame presentation:style-name="pr5" draw:layer="layout" svg:width="25.199cm" svg:height="15.824cm" svg:x="1.4cm" svg:y="4.914cm" presentation:class="outline" presentation:user-transformed="true">
          <draw:text-box>
            <text:list text:style-name="L3">
              <text:list-item>
                <text:p>Cultural: Consumers won't purchase food with superficial defects.</text:p>
              </text:list-item>
              <text:list-item>
                <text:p>Economic: Supply and demand. Some years crops are over-produced and it's not worthwhile to harvest more than you can sell.</text:p>
              </text:list-item>
              <text:list-item>
                <text:p>Transport: over-ripe foods might not make it to market in time.</text:p>
              </text:list-item>
              <text:list-item>
                <text:p>Legal: Food that appears to have defects isn't harvested because farmers fear it might make consumers sick (is this true?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1 Solu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leaning: allowing people to harvest from fields post-harvest.</text:p>
              </text:list-item>
              <text:list-item>
                <text:p>Ugly food markets: markets that purchase aesthetically unappealing items at a discounted price (currently only focus on L3).</text:p>
              </text:list-item>
              <text:list-item>
                <text:p>Great Depression price contro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ea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acticed since Biblical times.</text:p>
              </text:list-item>
              <text:list-item>
                <text:p>Began to be outlawed at beginning of Early Modern Capitalism.</text:p>
              </text:list-item>
              <text:list-item>
                <text:p>Low-risk to both producers and consumers.</text:p>
              </text:list-item>
              <text:list-item>
                <text:p>Potential to dramatically reduce waste.</text:p>
              </text:list-item>
              <text:list-item>
                <text:p>Cuts transporters and supermarkets out of the supply-chain: direct farm to consum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Don't Farmers Just Let People Glean Fields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conomic:</text:p>
                <text:list>
                  <text:list-item>
                    <text:p>No monetary incentive to allow gleaning.</text:p>
                  </text:list-item>
                </text:list>
              </text:list-item>
              <text:list-item>
                <text:p>Legal:</text:p>
                <text:list>
                  <text:list-item>
                    <text:p>People injured while gleaning might sue farmers.</text:p>
                  </text:list-item>
                </text:list>
              </text:list-item>
              <text:list-item>
                <text:p>Informational:</text:p>
                <text:list>
                  <text:list-item>
                    <text:p>Difficult to connect consumers with food they might want to glea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enefits of Glean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educe food waste at its source.</text:p>
              </text:list-item>
              <text:list-item>
                <text:p>Directly connect producers with consumers.</text:p>
              </text:list-item>
              <text:list-item>
                <text:p>Direct access to edible but unappealing produce.</text:p>
              </text:list-item>
              <text:list-item>
                <text:p>Fun activ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ical Solution: Eatr</text:p>
          </draw:text-box>
        </draw:frame>
        <draw:frame presentation:style-name="pr5" draw:layer="layout" svg:width="25.199cm" svg:height="15.066cm" svg:x="1.4cm" svg:y="4.914cm" presentation:class="outline" presentation:user-transformed="true">
          <draw:text-box>
            <text:list text:style-name="L3">
              <text:list-item>
                <text:p>[image of phone app]</text:p>
              </text:list-item>
              <text:list-item>
                <text:p>Phone app and website that connects farmers with consumers.</text:p>
              </text:list-item>
              <text:list-item>
                <text:p>Farmers list which fields have been harvested and the price of remaining produce.</text:p>
              </text:list-item>
              <text:list-item>
                <text:p>Consumers search listing (maps) for produce they want to consume.</text:p>
              </text:list-item>
              <text:list-item>
                <text:p>Consumers then glean produce at a fraction of the cost of store price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ys to Monetiz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bscription fee for consumer access.</text:p>
              </text:list-item>
              <text:list-item>
                <text:p>Consumers pay farmers directly over the Eatr platform (on an honor-system basis).</text:p>
              </text:list-item>
              <text:list-item>
                <text:p>Eatr pays farmers directly and serves ads to consumers.</text:p>
              </text:list-item>
              <text:list-item>
                <text:p>Other??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rting Sma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supply chain by starting local Merced food donation group.</text:p>
              </text:list-item>
              <text:list-item>
                <text:p>We act as middlemen gleaning food from farmers and donating to Merced food bank.</text:p>
              </text:list-item>
              <text:list-item>
                <text:p>In our capacity as middlemen, we build up a network of farmers willing to sell/donate food.</text:p>
              </text:list-item>
              <text:list-item>
                <text:p>After our infrastructure is established, we begin to open up the gleaning process to third parties: consumers who pay for access to Glean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8T21:16:06.99</meta:creation-date>
    <meta:editing-duration>PT48M14S</meta:editing-duration>
    <meta:editing-cycles>9</meta:editing-cycles>
    <dc:date>2015-10-18T22:04:16.79</dc:date>
    <meta:generator>OpenOffice/4.1.1$Win32 OpenOffice.org_project/411m6$Build-9775</meta:generator>
    <meta:document-statistic meta:object-count="69"/>
  </office:meta>
</office:document-meta>
</file>